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haracter Sheet.</text:p>
      <text:list xml:id="list1554232020461890437" text:style-name="L1">
        <text:list-item>
          <text:p text:style-name="P1">Use the forms template to make a comparable page of the pathfinder character sheet</text:p>
        </text:list-item>
        <text:list-item>
          <text:p text:style-name="P1">make references between the text boxes to transport numbers through out the sheet</text:p>
        </text:list-item>
        <text:list-item>
          <text:p text:style-name="P1">make an update class that gets called when a value is changed</text:p>
        </text:list-item>
        <text:list-item>
          <text:p text:style-name="P1">optional additions</text:p>
          <text:list>
            <text:list-item>
              <text:p text:style-name="P1">add updating armor</text:p>
            </text:list-item>
            <text:list-item>
              <text:p text:style-name="P1">add a table for items</text:p>
            </text:list-item>
            <text:list-item>
              <text:p text:style-name="P1">make a table for feats</text:p>
              <text:list>
                <text:list-item>
                  <text:p text:style-name="P1">use feats to update text boxes</text:p>
                </text:list-item>
              </text:list>
            </text:list-item>
            <text:list-item>
              <text:p text:style-name="P1">Make Saving possible</text:p>
            </text:list-item>
            <text:list-item>
              <text:p text:style-name="P1">Make an output table for actions based on their type, swift, standard, move</text:p>
            </text:list-item>
            <text:list-item>
              <text:p text:style-name="P1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8T09:12:54.20</meta:creation-date>
    <dc:date>2016-03-28T07:44:27.58</dc:date>
    <meta:editing-duration>P3DT1H12M44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1" meta:word-count="88" meta:character-count="454"/>
  </office:meta>
</office:document-meta>
</file>